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82cm" fo:text-align="start" style:justify-single-word="false" fo:orphans="2" fo:text-indent="0cm" style:auto-text-indent="false" fo:background-color="transparent" style:writing-mode="lr-tb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82cm" fo:text-align="start" style:justify-single-word="false" fo:orphans="2" fo:text-indent="0cm" style:auto-text-indent="false" fo:background-color="transparent" style:writing-mode="lr-tb"/>
      <style:text-properties officeooo:paragraph-rsid="0018d790"/>
    </style:style>
    <style:style style:name="T1" style:family="text">
      <style:text-properties officeooo:rsid="0018d79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following sequence diagrams show the interaction between the components of the system while fulfilling the main features of the application. The features have been chosen in such a way that every component appears at least once in any sequence diagram, so that every component can be observed while operating in a scenario.</text:span></text:p>
      <text:p text:style-name="P2"/>
      <text:p text:style-name="P2">// <text:span text:style-name="T1">immagini dei sequence diagram: funzioni mostrate log in, aggiungi appuntamento, agggiungi route, notifich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3:56:02.766000000</meta:creation-date>
    <dc:date>2017-11-25T15:46:09.005000000</dc:date>
    <meta:editing-duration>PT10M31S</meta:editing-duration>
    <meta:editing-cycles>4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2" meta:word-count="67" meta:character-count="437" meta:non-whitespace-character-count="372"/>
  </office:meta>
</office:document-meta>
</file>